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Trebuchet MS" svg:font-family="'Trebuchet MS'"/>
    <style:font-face style:name="arial" svg:font-family="arial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ell1" style:family="table">
      <style:table-properties style:width="16.51cm" fo:margin-left="0cm" table:align="left" style:writing-mode="lr-tb"/>
    </style:style>
    <style:style style:name="Tabell1.A" style:family="table-column">
      <style:table-column-properties style:column-width="8.255cm"/>
    </style:style>
    <style:style style:name="Tabell1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italic" style:text-underline-style="none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font-size="10pt" style:font-size-asian="10pt" style:font-size-complex="10pt"/>
    </style:style>
    <style:style style:name="P5" style:family="paragraph" style:parent-style-name="Heading_20_2">
      <style:text-properties style:font-name="DejaVu Sans" fo:font-size="10pt" style:font-size-asian="10pt" style:font-size-complex="10pt"/>
    </style:style>
    <style:style style:name="P6" style:family="paragraph" style:parent-style-name="Heading_20_2">
      <style:text-properties style:font-name="DejaVu Sans" fo:font-size="10pt" officeooo:paragraph-rsid="005d6ca8" style:font-size-asian="10pt" style:font-size-complex="10pt"/>
    </style:style>
    <style:style style:name="P7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paragraph-rsid="000e618e" fo:background-color="#ffffff" style:font-size-asian="10pt" style:font-size-complex="10pt"/>
    </style:style>
    <style:style style:name="P8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19494f" officeooo:paragraph-rsid="0019494f" fo:background-color="#ffffff" style:font-size-asian="10pt" style:font-size-complex="10pt"/>
    </style:style>
    <style:style style:name="P9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f2d56" officeooo:paragraph-rsid="002f2d56" fo:background-color="#ffffff" style:font-size-asian="10pt" style:font-size-complex="10pt"/>
    </style:style>
    <style:style style:name="P10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465a2" officeooo:paragraph-rsid="0026e8d4" fo:background-color="#ffffff" style:font-size-asian="10pt" style:font-size-complex="10pt"/>
    </style:style>
    <style:style style:name="P11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3885a" officeooo:paragraph-rsid="0023885a" fo:background-color="#ffffff" style:font-size-asian="10pt" style:font-size-complex="10pt"/>
    </style:style>
    <style:style style:name="P12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11019" officeooo:paragraph-rsid="002113d4" fo:background-color="#ffffff" style:font-size-asian="10pt" style:font-size-complex="10pt"/>
    </style:style>
    <style:style style:name="P13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paragraph-rsid="000e618e" style:font-size-asian="10pt" style:font-size-complex="10pt"/>
    </style:style>
    <style:style style:name="P14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5753b4" officeooo:paragraph-rsid="00624646" fo:background-color="#ffffff" style:font-size-asian="10pt" style:font-size-complex="10pt"/>
    </style:style>
    <style:style style:name="P15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4bee37" officeooo:paragraph-rsid="00624646" fo:background-color="#ffffff" style:font-size-asian="10pt" style:font-size-complex="10pt"/>
    </style:style>
    <style:style style:name="P16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49ab60" officeooo:paragraph-rsid="0049ab60" fo:background-color="#ffffff" style:font-size-asian="10pt" style:font-size-complex="10pt"/>
    </style:style>
    <style:style style:name="P17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4394bc" officeooo:paragraph-rsid="00467a69" fo:background-color="#ffffff" style:font-size-asian="10pt" style:font-size-complex="10pt"/>
    </style:style>
    <style:style style:name="P18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f7ad2" officeooo:paragraph-rsid="0040b973" fo:background-color="#ffffff" style:font-size-asian="10pt" style:font-size-complex="10pt"/>
    </style:style>
    <style:style style:name="P19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e169a" officeooo:paragraph-rsid="003e169a" fo:background-color="#ffffff" style:font-size-asian="10pt" style:font-size-complex="10pt"/>
    </style:style>
    <style:style style:name="P20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416425" officeooo:paragraph-rsid="00416425" fo:background-color="#ffffff" style:font-size-asian="10pt" style:font-size-complex="10pt"/>
    </style:style>
    <style:style style:name="P21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d863b" officeooo:paragraph-rsid="003d863b" fo:background-color="#ffffff" style:font-size-asian="10pt" style:font-size-complex="10pt"/>
    </style:style>
    <style:style style:name="P22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8f696" officeooo:paragraph-rsid="0038f696" fo:background-color="#ffffff" style:font-size-asian="10pt" style:font-size-complex="10pt"/>
    </style:style>
    <style:style style:name="P23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2465a2" officeooo:paragraph-rsid="00353ab3" fo:background-color="#ffffff" style:font-size-asian="10pt" style:font-size-complex="10pt"/>
    </style:style>
    <style:style style:name="P24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2465a2" officeooo:paragraph-rsid="0026e8d4" fo:background-color="#ffffff" style:font-size-asian="10pt" style:font-size-complex="10pt"/>
    </style:style>
    <style:style style:name="P25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b43ff" officeooo:paragraph-rsid="003b43ff" fo:background-color="#ffffff" style:font-size-asian="10pt" style:font-size-complex="10pt"/>
    </style:style>
    <style:style style:name="P26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6b983" officeooo:paragraph-rsid="0036b983" fo:background-color="#ffffff" style:font-size-asian="10pt" style:font-size-complex="10pt"/>
    </style:style>
    <style:style style:name="P27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5d6ca8" officeooo:paragraph-rsid="005db9f4" fo:background-color="#ffffff" style:font-size-asian="10pt" style:font-size-complex="10pt"/>
    </style:style>
    <style:style style:name="P28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5d6ca8" officeooo:paragraph-rsid="005d6ca8" fo:background-color="#ffffff" style:font-size-asian="10pt" style:font-weight-asian="normal" style:font-size-complex="10pt" style:font-weight-complex="normal"/>
    </style:style>
    <style:style style:name="P29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5d6ca8" officeooo:paragraph-rsid="005db9f4" fo:background-color="#ffffff" style:font-size-asian="10pt" style:font-weight-asian="normal" style:font-size-complex="10pt" style:font-weight-complex="normal"/>
    </style:style>
    <style:style style:name="P30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arial" fo:font-size="10pt" fo:letter-spacing="normal" fo:font-style="normal" fo:font-weight="normal" officeooo:rsid="000f808b" officeooo:paragraph-rsid="001381e8" fo:background-color="#ffffff" style:font-size-asian="10pt" style:font-size-complex="10pt"/>
    </style:style>
    <style:style style:name="P31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size="10pt" officeooo:paragraph-rsid="000aace8" style:font-size-asian="10pt" style:font-size-complex="10pt"/>
    </style:style>
    <style:style style:name="P32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color="#222222" fo:font-size="10pt" fo:background-color="#ffffff" style:font-size-asian="10pt" style:font-size-complex="10pt"/>
    </style:style>
    <style:style style:name="P33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color="#222222" fo:font-size="10pt" fo:background-color="#ffffff" style:font-size-asian="10pt" style:font-size-complex="10pt"/>
    </style:style>
    <style:style style:name="P34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35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36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37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38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</style:style>
    <style:style style:name="P39" style:family="paragraph" style:parent-style-name="Standard" style:list-style-name="LS1">
      <style:paragraph-properties fo:margin-left="0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cf2a6" officeooo:paragraph-rsid="002d30d4" fo:background-color="#ffffff" style:font-size-asian="10pt" style:font-size-complex="10pt"/>
    </style:style>
    <style:style style:name="P40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cf2a6" officeooo:paragraph-rsid="002f2d56" fo:background-color="#ffffff" style:font-size-asian="10pt" style:font-size-complex="10pt"/>
    </style:style>
    <style:style style:name="P41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f7031" officeooo:paragraph-rsid="002f7031" fo:background-color="#ffffff" style:font-size-asian="10pt" style:font-size-complex="10pt"/>
    </style:style>
    <style:style style:name="P42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bold" officeooo:rsid="0030cb12" officeooo:paragraph-rsid="0030cb12" fo:background-color="#ffffff" style:font-size-asian="10pt" style:font-weight-asian="bold" style:font-size-complex="10pt" style:font-weight-complex="bold"/>
    </style:style>
    <style:style style:name="P43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10pt" fo:letter-spacing="normal" fo:font-style="normal" fo:font-weight="normal" officeooo:rsid="002113d4" officeooo:paragraph-rsid="002113d4" fo:background-color="#ffffff" style:font-size-asian="10pt" style:font-weight-asian="normal" style:font-size-complex="10pt" style:font-weight-complex="normal"/>
    </style:style>
    <style:style style:name="P44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10pt" fo:letter-spacing="normal" fo:font-style="normal" fo:font-weight="normal" officeooo:rsid="002113d4" officeooo:paragraph-rsid="002113d4" fo:background-color="#ffffff" style:font-size-asian="10pt" style:font-size-complex="10pt"/>
    </style:style>
    <style:style style:name="P45" style:family="paragraph" style:parent-style-name="Standard" style:list-style-name="LS1">
      <style:paragraph-properties fo:margin-left="2.54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 Mono" fo:font-size="10pt" fo:letter-spacing="normal" fo:font-style="normal" fo:font-weight="normal" officeooo:rsid="000f808b" officeooo:paragraph-rsid="001381e8" fo:background-color="#ffffff" style:font-size-asian="10pt" style:font-size-complex="10pt"/>
    </style:style>
    <style:style style:name="T1" style:family="text">
      <style:text-properties fo:color="#222222" fo:background-color="#ffffff" loext:char-shading-value="0"/>
    </style:style>
    <style:style style:name="T2" style:family="text">
      <style:text-properties fo:color="#222222" fo:font-weight="bold" fo:background-color="#ffffff" loext:char-shading-value="0" style:font-weight-asian="bold" style:font-weight-complex="bold"/>
    </style:style>
    <style:style style:name="T3" style:family="text">
      <style:text-properties fo:color="#222222" style:font-name="Courier New" fo:font-weight="bold" fo:background-color="#ffffff" loext:char-shading-value="0" style:font-name-asian="Courier New" style:font-weight-asian="bold" style:font-name-complex="Courier New" style:font-weight-complex="bold"/>
    </style:style>
    <style:style style:name="T4" style:family="text">
      <style:text-properties fo:color="#222222" style:font-name="Courier New" fo:background-color="#ffffff" loext:char-shading-value="0" style:font-name-asian="Courier New" style:font-name-complex="Courier New"/>
    </style:style>
    <style:style style:name="T5" style:family="text">
      <style:text-properties fo:color="#222222" fo:font-size="10pt" fo:background-color="#ffffff" loext:char-shading-value="0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d30d4" style:font-weight-asian="bold" style:font-weight-complex="bold"/>
    </style:style>
    <style:style style:name="T8" style:family="text">
      <style:text-properties fo:font-weight="bold" officeooo:rsid="0030cb12" style:font-weight-asian="bold" style:font-weight-complex="bold"/>
    </style:style>
    <style:style style:name="T9" style:family="text">
      <style:text-properties fo:font-weight="bold" officeooo:rsid="0040b973" style:font-weight-asian="bold" style:font-weight-complex="bold"/>
    </style:style>
    <style:style style:name="T10" style:family="text">
      <style:text-properties fo:font-weight="bold" officeooo:rsid="00482bc6" style:font-weight-asian="bold" style:font-weight-complex="bold"/>
    </style:style>
    <style:style style:name="T11" style:family="text">
      <style:text-properties fo:font-weight="bold" officeooo:rsid="0044e914" style:font-weight-asian="bold" style:font-weight-complex="bold"/>
    </style:style>
    <style:style style:name="T12" style:family="text">
      <style:text-properties fo:font-weight="bold" officeooo:rsid="004da1c8" style:font-weight-asian="bold" style:font-weight-complex="bold"/>
    </style:style>
    <style:style style:name="T13" style:family="text">
      <style:text-properties fo:font-weight="bold" officeooo:rsid="004f8ed8" style:font-weight-asian="bold" style:font-weight-complex="bold"/>
    </style:style>
    <style:style style:name="T14" style:family="text">
      <style:text-properties fo:font-weight="bold" officeooo:rsid="00518841" style:font-weight-asian="bold" style:font-weight-complex="bold"/>
    </style:style>
    <style:style style:name="T15" style:family="text">
      <style:text-properties fo:color="#000000" style:text-line-through-style="none" style:text-line-through-typ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Courier New" fo:font-style="normal" style:text-underline-style="none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7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18" style:family="text">
      <style:text-properties officeooo:rsid="000c7a5c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officeooo:rsid="001381e8"/>
    </style:style>
    <style:style style:name="T21" style:family="text">
      <style:text-properties style:font-name="DejaVu Sans Mono"/>
    </style:style>
    <style:style style:name="T22" style:family="text">
      <style:text-properties style:font-name="DejaVu Sans Mono" officeooo:rsid="001381e8"/>
    </style:style>
    <style:style style:name="T23" style:family="text">
      <style:text-properties style:font-name="DejaVu Sans Mono" officeooo:rsid="00157df8"/>
    </style:style>
    <style:style style:name="T24" style:family="text">
      <style:text-properties style:font-name="DejaVu Sans Mono" style:font-weight-asian="normal" style:font-weight-complex="normal"/>
    </style:style>
    <style:style style:name="T25" style:family="text">
      <style:text-properties style:font-name="DejaVu Sans Mono" officeooo:rsid="002113d4" style:font-weight-asian="normal" style:font-weight-complex="normal"/>
    </style:style>
    <style:style style:name="T26" style:family="text">
      <style:text-properties officeooo:rsid="00157df8"/>
    </style:style>
    <style:style style:name="T27" style:family="text">
      <style:text-properties officeooo:rsid="001b0c4d"/>
    </style:style>
    <style:style style:name="T28" style:family="text">
      <style:text-properties officeooo:rsid="001bfa83"/>
    </style:style>
    <style:style style:name="T29" style:family="text">
      <style:text-properties officeooo:rsid="001d9be8"/>
    </style:style>
    <style:style style:name="T30" style:family="text">
      <style:text-properties officeooo:rsid="001f9123"/>
    </style:style>
    <style:style style:name="T31" style:family="text">
      <style:text-properties style:font-weight-asian="normal" style:font-weight-complex="normal"/>
    </style:style>
    <style:style style:name="T32" style:family="text">
      <style:text-properties officeooo:rsid="002113d4" style:font-weight-asian="normal" style:font-weight-complex="normal"/>
    </style:style>
    <style:style style:name="T33" style:family="text">
      <style:text-properties officeooo:rsid="00224597" style:font-weight-asian="normal" style:font-weight-complex="normal"/>
    </style:style>
    <style:style style:name="T34" style:family="text">
      <style:text-properties officeooo:rsid="002f2d56" style:font-weight-asian="normal" style:font-weight-complex="normal"/>
    </style:style>
    <style:style style:name="T35" style:family="text">
      <style:text-properties officeooo:rsid="0044e914" style:font-weight-asian="normal" style:font-weight-complex="normal"/>
    </style:style>
    <style:style style:name="T36" style:family="text">
      <style:text-properties officeooo:rsid="00482bc6" style:font-weight-asian="normal" style:font-weight-complex="normal"/>
    </style:style>
    <style:style style:name="T37" style:family="text">
      <style:text-properties officeooo:rsid="004b0b4b" style:font-weight-asian="normal" style:font-weight-complex="normal"/>
    </style:style>
    <style:style style:name="T38" style:family="text">
      <style:text-properties officeooo:rsid="00528aa9" style:font-weight-asian="normal" style:font-weight-complex="normal"/>
    </style:style>
    <style:style style:name="T39" style:family="text">
      <style:text-properties officeooo:rsid="005db9f4" style:font-weight-asian="normal" style:font-weight-complex="normal"/>
    </style:style>
    <style:style style:name="T40" style:family="text">
      <style:text-properties fo:font-style="italic" officeooo:rsid="002113d4" style:font-style-asian="italic" style:font-weight-asian="normal" style:font-style-complex="italic" style:font-weight-complex="normal"/>
    </style:style>
    <style:style style:name="T41" style:family="text">
      <style:text-properties style:font-style-asian="normal" style:font-style-complex="normal"/>
    </style:style>
    <style:style style:name="T42" style:family="text">
      <style:text-properties officeooo:rsid="00264836"/>
    </style:style>
    <style:style style:name="T43" style:family="text">
      <style:text-properties officeooo:rsid="0027dd28"/>
    </style:style>
    <style:style style:name="T44" style:family="text">
      <style:text-properties officeooo:rsid="0029bcb0"/>
    </style:style>
    <style:style style:name="T45" style:family="text">
      <style:text-properties style:font-name="DejaVu Sans"/>
    </style:style>
    <style:style style:name="T46" style:family="text">
      <style:text-properties officeooo:rsid="002d30d4"/>
    </style:style>
    <style:style style:name="T47" style:family="text">
      <style:text-properties officeooo:rsid="00313a9e"/>
    </style:style>
    <style:style style:name="T48" style:family="text">
      <style:text-properties officeooo:rsid="003191c3"/>
    </style:style>
    <style:style style:name="T49" style:family="text">
      <style:text-properties officeooo:rsid="0031a82d"/>
    </style:style>
    <style:style style:name="T50" style:family="text">
      <style:text-properties officeooo:rsid="0033918b"/>
    </style:style>
    <style:style style:name="T51" style:family="text">
      <style:text-properties officeooo:rsid="00373c65"/>
    </style:style>
    <style:style style:name="T52" style:family="text">
      <style:text-properties officeooo:rsid="003c8e97"/>
    </style:style>
    <style:style style:name="T53" style:family="text">
      <style:text-properties officeooo:rsid="003f8dff"/>
    </style:style>
    <style:style style:name="T54" style:family="text">
      <style:text-properties officeooo:rsid="0040b973"/>
    </style:style>
    <style:style style:name="T55" style:family="text">
      <style:text-properties officeooo:rsid="0041ba3a"/>
    </style:style>
    <style:style style:name="T56" style:family="text">
      <style:text-properties officeooo:rsid="0044e914"/>
    </style:style>
    <style:style style:name="T57" style:family="text">
      <style:text-properties officeooo:rsid="0047d158"/>
    </style:style>
    <style:style style:name="T58" style:family="text">
      <style:text-properties officeooo:rsid="00518841"/>
    </style:style>
    <style:style style:name="T59" style:family="text">
      <style:text-properties officeooo:rsid="00528aa9"/>
    </style:style>
    <style:style style:name="T60" style:family="text">
      <style:text-properties officeooo:rsid="005aa051"/>
    </style:style>
    <style:style style:name="T61" style:family="text">
      <style:text-properties fo:font-variant="normal" fo:text-transform="none" fo:color="#222222" style:font-name="DejaVu Sans" fo:font-size="9.75pt" fo:letter-spacing="normal" fo:font-style="normal" fo:font-weight="normal" officeooo:rsid="005d6ca8" fo:background-color="#ffffff" loext:char-shading-value="0" style:font-size-asian="10pt" style:font-weight-asian="normal" style:font-size-complex="10pt" style:font-weight-complex="normal"/>
    </style:style>
    <style:style style:name="T62" style:family="text">
      <style:text-properties officeooo:rsid="005db9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lyCheck TODOs</text:p>
      <text:list xml:id="list5923649959484454531" text:style-name="LS1">
        <text:list-item>
          <text:p text:style-name="P7">If no errors hide *Flycheck errors* <text:span text:style-name="T30">buffer</text:span></text:p>
        </text:list-item>
        <text:list-item>
          <text:p text:style-name="P8"><text:span text:style-name="T29">S</text:span>ave should restart <text:span text:style-name="T27">current compilation </text:span>(<text:span text:style-name="T28">potentially </text:span>kill<text:span text:style-name="T28">ing</text:span> existing).</text:p>
        </text:list-item>
        <text:list-item>
          <text:p text:style-name="P13">If number of errors change buffer should resized using the same logic as before.</text:p>
        </text:list-item>
        <text:list-item>
          <text:p text:style-name="P13">Clicking on the Flycheck button on the bottom menu should display errors buffers</text:p>
        </text:list-item>
      </text:list>
      <text:p text:style-name="P6">Genera<text:span text:style-name="T18">l</text:span> TODOS</text:p>
      <text:list xml:id="list124438629789679" text:continue-numbering="true" text:style-name="LS1">
        <text:list-item>
          <text:p text:style-name="P27"><text:span text:style-name="T31">Better message for </text:span><text:span text:style-name="T39">mutation of AA members in class constructors or functions called from class constructors.</text:span></text:p>
        </text:list-item>
        <text:list-item>
          <text:p text:style-name="P29"/>
        </text:list-item>
        <text:list-item>
          <text:p text:style-name="P29">Better message for unguarded indexings of AA:</text:p>
        </text:list-item>
        <text:list-item>
          <text:p text:style-name="P28"><text:s text:c="16"/>aa[key];</text:p>
        </text:list-item>
        <text:list-item>
          <text:p text:style-name="P28">instead of</text:p>
        </text:list-item>
        <text:list-item>
          <text:p text:style-name="P28"><text:s text:c="12"/>if (key in aa)</text:p>
        </text:list-item>
        <text:list-item>
          <text:p text:style-name="P28"><text:s text:c="16"/>aa[key];</text:p>
        </text:list-item>
        <text:list-item>
          <text:p text:style-name="P28"/>
        </text:list-item>
        <text:list-item>
          <text:p text:style-name="P14"><text:span text:style-name="T60">Better message for: v</text:span>ariable x cannot be read at compile time, <text:span text:style-name="T6">use if instead</text:span><text:line-break/><text:span text:style-name="T6">static if (x)</text:span></text:p>
        </text:list-item>
        <text:list-item>
          <text:p text:style-name="P15">Message Passing <text:span text:style-name="T58">should move R</text:span>eferences <text:span text:style-name="T58">types</text:span> if possible (<text:span text:style-name="T59">if builtin class property </text:span><text:span text:style-name="T13">r.isUnique </text:span><text:span text:style-name="T38">returns true</text:span>) otherwise it copies it <text:span text:style-name="T58">using </text:span><text:span text:style-name="T14">x.dup</text:span>: <text:span text:style-name="T12">http://forum.dlang.org/thread/gsvoayxonqyyjlcgfrvs@forum.dlang.org</text:span></text:p>
        </text:list-item>
        <text:list-item>
          <text:p text:style-name="P16">Does D optimize expressions such as string_name == “alpha” into only comparing 5 elements?</text:p>
        </text:list-item>
        <text:list-item>
          <text:p text:style-name="P17">Add keyword for spawn<text:span text:style-name="T57">ing</text:span> threads/fibers: <text:span text:style-name="T6">go f(x); </text:span><text:span text:style-name="T36">instead of current </text:span><text:span text:style-name="T10">spawn(&amp;f, x);</text:span><text:line-break/><text:span text:style-name="T56">similar to Go. See: </text:span><text:a xlink:type="simple" xlink:href="https://gobyexample.com/goroutines"><text:span text:style-name="T56">https://go</text:span></text:a><text:a xlink:type="simple" xlink:href="https://gobyexample.com/goroutines"><text:span text:style-name="T35">byexample.co</text:span></text:a><text:a xlink:type="simple" xlink:href="https://gobyexample.com/goroutines"><text:span text:style-name="T56">m/goroutines</text:span></text:a><text:span text:style-name="T56">.<text:line-break/>Perhaps<text:line-break/>- </text:span><text:span text:style-name="T11">sync f(x);</text:span><text:span text:style-name="T56"><text:line-break/>- </text:span><text:span text:style-name="T11">async f(x);</text:span><text:span text:style-name="T35"><text:line-break/></text:span><text:span text:style-name="T37">are good alternatives.</text:span></text:p>
        </text:list-item>
        <text:list-item>
          <text:p text:style-name="P18">Better <text:span text:style-name="T53">diagnostics</text:span> for<text:line-break/> <text:s text:c="3"/>auto v = [1, 2].ptr[0..$];<text:line-break/><text:span text:style-name="T54">Currently errors as: </text:span><text:span text:style-name="T9">Error: undefined identifier __dollar</text:span></text:p>
        </text:list-item>
        <text:list-item>
          <text:p text:style-name="P19">Fix better colorization of DDOC CSS templates</text:p>
        </text:list-item>
        <text:list-item>
          <text:p text:style-name="P20">Make comments accessible as builtin property <text:span text:style-name="T55">both in compile-time and run-time</text:span>.</text:p>
        </text:list-item>
        <text:list-item>
          <text:p text:style-name="P19">Highlight q{} in slanted</text:p>
        </text:list-item>
        <text:list-item>
          <text:p text:style-name="P21">debug-tip: debug writeln inside pure function</text:p>
        </text:list-item>
        <text:list-item>
          <text:p text:style-name="P22">This segfaults: <text:s/><text:line-break/>unittest {<text:line-break/> <text:s text:c="3"/>const x = [1];<text:line-break/> <text:s text:c="3"/>assert(x[] + x[]);<text:line-break/>}</text:p>
        </text:list-item>
        <text:list-item>
          <text:p text:style-name="P23"><text:span text:style-name="T49">Add Syntax for accessing </text:span>Template <text:span text:style-name="T50">Parameters from Instantiations</text:span></text:p>
        </text:list-item>
        <text:list-item>
          <text:p text:style-name="P25"><text:span text:style-name="T52">Copy Rust: </text:span>Pattern matching, <text:span text:style-name="T52">Integer Literals such 10i32</text:span></text:p>
        </text:list-item>
        <text:list-item>
          <text:p text:style-name="P26">Only unittest used parts of imported modules. <text:span text:style-name="T51">This requires logic that figures which unittest that depend on a given function (which is imported).</text:span></text:p>
        </text:list-item>
        <text:list-item>
          <text:p text:style-name="P24">Add check<text:span text:style-name="T44">s</text:span> for unused returns in strictly pure functional calls in dmd <text:span text:style-name="T44">(either by default or when warnings are activated)</text:span>. Is there a property to check for this in dmd.?</text:p>
        </text:list-item>
        <text:list-item>
          <text:p text:style-name="P39"><text:span text:style-name="T34">Behaviour of </text:span><text:span text:style-name="T6">class_name?.</text:span><text:span text:style-name="T8">member</text:span>:</text:p>
        </text:list-item>
        <text:list-item>
          <text:p text:style-name="P40"><text:span text:style-name="T7">null</text:span><text:span text:style-name="T46"> or </text:span><text:span text:style-name="T7">member.init</text:span><text:span text:style-name="T46">?</text:span></text:p>
        </text:list-item>
        <text:list-item>
          <text:p text:style-name="P40"><text:soft-page-break/><text:span text:style-name="T46">When </text:span><text:span text:style-name="T7">class_name</text:span><text:span text:style-name="T46"> is </text:span><text:span text:style-name="T7">null</text:span><text:span text:style-name="T46">?</text:span></text:p>
        </text:list-item>
        <text:list-item>
          <text:p text:style-name="P41"><text:span text:style-name="T6">Just</text:span>, <text:span text:style-name="T6">maybe</text:span></text:p>
        </text:list-item>
        <text:list-item>
          <text:p text:style-name="P42">@nullable</text:p>
        </text:list-item>
        <text:list-item>
          <text:p text:style-name="P9">Elisp-Style Operators Logical or: Use Operator <text:span text:style-name="T6">??</text:span></text:p>
        </text:list-item>
        <text:list-item>
          <text:p text:style-name="P10"><text:span text:style-name="T45">Units: </text:span><text:line-break/><text:span text:style-name="T43">Seems best: </text:span><text:a xlink:type="simple" xlink:href="http://forum.dlang.org/thread/io1vgo$1fnc$1@digitalmars.com">http://forum.dlang.org/thread/io1vgo$1fnc$1@digitalmars.com</text:a><text:line-break/><text:a xlink:type="simple" xlink:href="http://forum.dlang.org/thread/mailman.1208.1360603449.22503.digitalmars-d@puremagic.com">http://forum.dlang.org/thread/mailman.1208.1360603449.22503.digitalmars-d@puremagic.com</text:a><text:line-break/><text:a xlink:type="simple" xlink:href="https://github.com/Arlen/phobos/blob/std_units/std/units.d">https://github.com/Arlen/phobos/blob/std_units/std/units.d</text:a><text:line-break/><text:a xlink:type="simple" xlink:href="https://github.com/klickverbot/phobos/blob/units/std/units.d"><text:span text:style-name="T42">https://github.com/klickverbot/phobos/blob/units/std/units.d</text:span></text:a><text:span text:style-name="T42"><text:line-break/>http://forum.dlang.org/thread/ifo2m5$19ru$1@digitalmars.com</text:span></text:p>
        </text:list-item>
        <text:list-item>
          <text:p text:style-name="P11">Implement “<text:span text:style-name="T41">get context at point in file”</text:span> in DMD similar to what libclang does.</text:p>
        </text:list-item>
        <text:list-item>
          <text:p text:style-name="P12"><text:span text:style-name="T20">A</text:span>dd function qualifier attribute <text:span text:style-name="T24">@portable</text:span><text:span text:style-name="T25"> </text:span><text:span text:style-name="T32">ensuring that fundamental </text:span><text:span text:style-name="T40">behaviour </text:span><text:span text:style-name="T32">will be portable across different target platforms. For example function doesn't use</text:span></text:p>
        </text:list-item>
        <text:list-item>
          <text:p text:style-name="P43">range and pointer casts from bytes to shorts etc.</text:p>
        </text:list-item>
        <text:list-item>
          <text:p text:style-name="P44"><text:span text:style-name="T32">u</text:span><text:span text:style-name="T31">nions </text:span><text:span text:style-name="T33">with</text:span></text:p>
        </text:list-item>
        <text:list-item>
          <text:p text:style-name="P30"><text:span text:style-name="T22">std.algorithm.</text:span><text:span text:style-name="T21">reduce</text:span> should guess its unit argument based on fun <text:span text:style-name="T26">and </text:span><text:span text:style-name="T23">CommonType</text:span><text:span text:style-name="T26"> of input arguments according</text:span>:</text:p>
        </text:list-item>
        <text:list-item>
          <text:p text:style-name="P45">+, -: 0</text:p>
        </text:list-item>
        <text:list-item>
          <text:p text:style-name="P45">*: 1</text:p>
        </text:list-item>
        <text:list-item>
          <text:p text:style-name="P31"><text:span text:style-name="T1">Forgetting </text:span><text:span text:style-name="T2">[]</text:span><text:span text:style-name="T1"> should give better error messages in case such as:<text:line-break/></text:span><text:span text:style-name="T2"> <text:s text:c="3"/>ubyte[20] d; assert(d[].allZeros());</text:span></text:p>
        </text:list-item>
        <text:list-item>
          <text:p text:style-name="P32">Stack-trace for failed unittests or debuggable</text:p>
        </text:list-item>
        <text:list-item>
          <text:p text:style-name="P34"><text:span text:style-name="T1">Better feedback for unmatched template predicates:<text:line-break/></text:span><text:span text:style-name="T3">/home/per/Work/justd/geometry.d(553): Error: template instance geometry.Vector!(double, 0) does not match template declaration Vector(E, uint D, bool normalizedFlag = false, Orient orient = Orient.column) if (D &gt;= 1)<text:line-break/></text:span><text:span text:style-name="T1">should instead say something like:<text:line-break/></text:span><text:span text:style-name="T3">template parameter D doesn’t fullfil predicate (D &gt;= 1)</text:span></text:p>
        </text:list-item>
      </text:list>
      <text:list xml:id="list2159468532523041467" text:style-name="LS2">
        <text:list-item>
          <text:p text:style-name="P35"><text:span text:style-name="T1">Accidentically assigning function templates to a variable may give a bit cryptic error message: </text:span><text:span text:style-name="T3">auto x = baseName;</text:span></text:p>
        </text:list-item>
        <text:list-item>
          <text:p text:style-name="P35"><text:span text:style-name="T1">User-defined </text:span><text:span text:style-name="T3">class File</text:span><text:span text:style-name="T4"> </text:span><text:span text:style-name="T1">together with </text:span><text:span text:style-name="T3">import std.stdio : File </text:span><text:span text:style-name="T1">gives no intelligent error message.</text:span></text:p>
        </text:list-item>
        <text:list-item>
          <text:p text:style-name="P35"><text:span text:style-name="T2">Binary</text:span><text:span text:style-name="T1"> </text:span><text:span text:style-name="T2">Serialization</text:span><text:span text:style-name="T1">: Add overloads for </text:span><text:span text:style-name="T3">to!ubyte[]</text:span><text:span text:style-name="T1"> in </text:span><text:span text:style-name="T3">std.conv</text:span><text:span text:style-name="T1">!?</text:span></text:p>
        </text:list-item>
        <text:list-item>
          <text:p text:style-name="P35"><text:span text:style-name="T1">Add </text:span><text:span text:style-name="T2">Warning Flag </text:span><text:span text:style-name="T1">about </text:span><text:span text:style-name="T2">Constructor Arguments</text:span><text:span text:style-name="T1"> that shadow struct/class members.</text:span></text:p>
        </text:list-item>
        <text:list-item>
          <text:p text:style-name="P33">Improve compiler context feedback for incorrect code in mixins <text:span text:style-name="T48">by printing the contents of the mixin together with showing were in the mixin the problem occurred.</text:span></text:p>
        </text:list-item>
        <text:list-item>
          <text:p text:style-name="P38"><text:span text:style-name="T5">Make "Foreach Restrictions" at </text:span><text:a xlink:type="simple" xlink:href="http://dlang.org/statement.html"><text:span text:style-name="T19">http</text:span></text:a><text:a xlink:type="simple" xlink:href="http://dlang.org/statement.html"><text:span text:style-name="T19">://</text:span></text:a><text:a xlink:type="simple" xlink:href="http://dlang.org/statement.html"><text:span text:style-name="T19">dlang</text:span></text:a><text:a xlink:type="simple" xlink:href="http://dlang.org/statement.html"><text:span text:style-name="T19">.</text:span></text:a><text:a xlink:type="simple" xlink:href="http://dlang.org/statement.html"><text:span text:style-name="T19">org</text:span></text:a><text:a xlink:type="simple" xlink:href="http://dlang.org/statement.html"><text:span text:style-name="T19">/</text:span></text:a><text:a xlink:type="simple" xlink:href="http://dlang.org/statement.html"><text:span text:style-name="T19">statement</text:span></text:a><text:a xlink:type="simple" xlink:href="http://dlang.org/statement.html"><text:span text:style-name="T19">.</text:span></text:a><text:a xlink:type="simple" xlink:href="http://dlang.org/statement.html"><text:span text:style-name="T19">html</text:span></text:a><text:span text:style-name="T5"> error in compiler </text:span></text:p>
        </text:list-item>
        <text:list-item>
          <text:p text:style-name="P35"><text:span text:style-name="T1">Why doesn’t </text:span><text:span text:style-name="T4">!=</text:span><text:span text:style-name="T1"> work for types such as in:<text:line-break/> <text:s/></text:span><text:span text:style-name="T3">if (!is(CommonType!(typeof(min), typeof(max)) == void))</text:span></text:p>
        </text:list-item>
        <text:list-item>
          <text:p text:style-name="P35"><text:span text:style-name="T1">Better Error Message for: member function templates with missing extra ()<text:line-break/></text:span><text:span text:style-name="T3">@property pure @safe nothrow real magnitudeSquared() const if (isNumeric!E) { … }</text:span><text:span text:style-name="T2"><text:line-break/>should be<text:line-break/></text:span><text:span text:style-name="T3">@property pure @safe nothrow real magnitudeSquared()() const if (isNumeric!E) { … }<text:line-break/></text:span><text:span text:style-name="T1">DMD is obscure: </text:span><text:span text:style-name="T3">semicolon expected following function declaration</text:span></text:p>
        </text:list-item>
        <text:list-item>
          <text:p text:style-name="P33">When Comparing Constants String-literals warn about duplicates</text:p>
          <text:list>
            <text:list-item>
              <text:p text:style-name="P33"><text:soft-page-break/>if-else-if conditions and</text:p>
            </text:list-item>
            <text:list-item>
              <text:p text:style-name="P33">switch cases</text:p>
            </text:list-item>
          </text:list>
        </text:list-item>
        <text:list-item>
          <text:p text:style-name="P35">Error About <text:span text:style-name="T6">Duplicate Conditions</text:span> if-else-if-chains or switchs. May require CTFE.</text:p>
        </text:list-item>
        <text:list-item>
          <text:p text:style-name="P35">Builtin Memoization of Code Generation and Evaluation of Unit Tests and Perhaps Also pure functions (<text:span text:style-name="T6">Killer App!</text:span>)</text:p>
        </text:list-item>
        <text:list-item>
          <text:p text:style-name="P35">Typesafe Use of <text:span text:style-name="T6">Index </text:span>and <text:span text:style-name="T6">Slicing </text:span>using only <text:span text:style-name="T6">Unsigned Index Concept:</text:span></text:p>
        </text:list-item>
      </text:list>
      <table:table table:name="Tabell1" table:style-name="Tabell1">
        <table:table-column table:style-name="Tabell1.A" table:number-columns-repeated="2"/>
        <table:table-row>
          <table:table-cell table:style-name="Tabell1.A1" office:value-type="string">
            <text:p text:style-name="P1">Unsigned</text:p>
          </table:table-cell>
          <table:table-cell table:style-name="Tabell1.A1" office:value-type="string">
            <text:p text:style-name="P1">Signed</text:p>
          </table:table-cell>
        </table:table-row>
        <table:table-row>
          <table:table-cell table:style-name="Tabell1.A1" office:value-type="string">
            <text:p text:style-name="P2">Offset:</text:p>
            <text:p text:style-name="P3">ptr_t a.ptr</text:p>
          </table:table-cell>
          <table:table-cell table:style-name="Tabell1.A1" office:value-type="string">
            <text:p text:style-name="P2">Length, Direction:</text:p>
            <text:p text:style-name="P4"><text:span text:style-name="T16">ptrdiff_t d =</text:span><text:span text:style-name="T15"> </text:span><text:span text:style-name="T16">a.ptr - b.ptr;</text:span></text:p>
          </table:table-cell>
        </table:table-row>
        <table:table-row>
          <table:table-cell table:style-name="Tabell1.A1" office:value-type="string">
            <text:p text:style-name="P2">Point</text:p>
          </table:table-cell>
          <table:table-cell table:style-name="Tabell1.A1" office:value-type="string">
            <text:p text:style-name="P2">Vector</text:p>
          </table:table-cell>
        </table:table-row>
      </table:table>
      <text:list xml:id="list17" text:style-name="LS2">
        <text:list-item>
          <text:p text:style-name="P35"><text:span text:style-name="T6">Persistent CTFE Memoization</text:span>: Requires Compiler + Source Code Hashing</text:p>
          <text:list>
            <text:list-item>
              <text:p text:style-name="P35">Compiler Caching</text:p>
            </text:list-item>
            <text:list-item>
              <text:p text:style-name="P35">Could be shared of Network</text:p>
            </text:list-item>
            <text:list-item>
              <text:p text:style-name="P35">Write them on disk so user can see result of CTFE</text:p>
            </text:list-item>
            <text:list-item>
              <text:p text:style-name="P35">Extend <text:span text:style-name="T17">std.functional : memoize</text:span> to accept pure functions that takes an immutable mmap as input. Create wrapper that converts file to immutable mmap and performs memoization on the pure function.</text:p>
            </text:list-item>
          </text:list>
        </text:list-item>
      </text:list>
      <text:list xml:id="list8275782820091014652" text:style-name="LS3">
        <text:list-item>
          <text:p text:style-name="P36">Highlight <text:span text:style-name="T6">DDoc</text:span> Comment Tags and Sections in Emacs for example</text:p>
          <text:list>
            <text:list-item>
              <text:p text:style-name="P36">$(D alpha)</text:p>
            </text:list-item>
            <text:list-item>
              <text:p text:style-name="P36">Returns: </text:p>
            </text:list-item>
          </text:list>
        </text:list-item>
        <text:list-item>
          <text:p text:style-name="P36">And Overloads for single character operations on text markings</text:p>
          <text:list>
            <text:list-item>
              <text:p text:style-name="P36">b: Bold</text:p>
            </text:list-item>
            <text:list-item>
              <text:p text:style-name="P36">i: Italic</text:p>
            </text:list-item>
            <text:list-item>
              <text:p text:style-name="P36">p: Parameter</text:p>
            </text:list-item>
            <text:list-item>
              <text:p text:style-name="P36">etc</text:p>
            </text:list-item>
          </text:list>
        </text:list-item>
        <text:list-item>
          <text:p text:style-name="P36"><text:span text:style-name="T17">assert</text:span> and <text:span text:style-name="T17">enforce</text:span> should either capture arguments and their values (say a and b) of expressions (say a == b) and print their string values along with their values as C++ does with expression templates. Maybe we could use lazy here. <text:span text:style-name="T47">For ranges it could also what element it fail ed to equal on.</text:span></text:p>
        </text:list-item>
        <text:list-item>
          <text:p text:style-name="P36">Also: My try with <text:span text:style-name="T6">assertEqual</text:span>() and alikes are <text:span text:style-name="T6">slower </text:span>to call than assert and cannot be declared safe which is need in struct-local unittests.</text:p>
        </text:list-item>
        <text:list-item>
          <text:p text:style-name="P36">IDEs such as Eclipse DDT should understand how mixins are expanded and make these <text:span text:style-name="T6">expandable</text:span> in the editor</text:p>
        </text:list-item>
        <text:list-item>
          <text:p text:style-name="P36">Warn about unused returns in pure function calls</text:p>
        </text:list-item>
        <text:list-item>
          <text:p text:style-name="P36"><text:span text:style-name="T1">/home/per/Work/cognia/bound.d(74): Error: variable Exceptional cannot be read at compile time<text:line-break/>/home/per/Work/cognia/bound.d(74): <text:s text:c="7"/>while looking for match for Bound!(int, -2147483648, 2147483647, Exceptional)<text:line-break/></text:span><text:span text:style-name="T2">You need to declare it as immutable.</text:span></text:p>
        </text:list-item>
      </text:list>
      <text:list xml:id="list5711550700219138346" text:style-name="LS4">
        <text:list-item>
          <text:p text:style-name="P37">Compiler should</text:p>
          <text:list>
            <text:list-item>
              <text:p text:style-name="P37">Warn about unused imports like Ada for example. This should be easy to fix.</text:p>
            </text:list-item>
            <text:list-item>
              <text:p text:style-name="P37">Explain why template instantiations with concept requirements doesn’t fullfil their needs:</text:p>
              <text:list>
                <text:list-item>
                  <text:p text:style-name="P37">For example for <text:span text:style-name="T17">opIndex</text:span> and length needs to be implemented for functions that operate <text:span text:style-name="T17">RandomAccessRanges</text:span> for example retro.</text:p>
                </text:list-item>
                <text:list-item>
                  <text:p text:style-name="P37">GCC concepts branch already does this and DMD should be at least as good as explaining. If D compiler doesn’t implement it someone else will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Trebuchet MS" svg:font-family="'Trebuchet MS'"/>
    <style:font-face style:name="arial" svg:font-family="arial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title/>
    <meta:initial-creator/>
    <dc:creator>Per Nordlöw</dc:creator>
    <meta:editing-cycles>88</meta:editing-cycles>
    <dc:date>2014-07-08T12:44:37.276563911</dc:date>
    <meta:editing-duration>PT4H52M41S</meta:editing-duration>
    <meta:document-statistic meta:table-count="1" meta:image-count="0" meta:object-count="0" meta:page-count="3" meta:paragraph-count="90" meta:word-count="1016" meta:character-count="6707" meta:non-whitespace-character-count="5785"/>
  </office:meta>
</office:document-meta>
</file>